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f7ee" officeooo:paragraph-rsid="0004f7ee"/>
    </style:style>
    <style:style style:name="P2" style:family="paragraph" style:parent-style-name="Standard">
      <style:text-properties officeooo:rsid="000a5b84" officeooo:paragraph-rsid="0004f7ee"/>
    </style:style>
    <style:style style:name="P3" style:family="paragraph" style:parent-style-name="Standard">
      <style:text-properties officeooo:rsid="000db32f" officeooo:paragraph-rsid="000db32f"/>
    </style:style>
    <style:style style:name="P4" style:family="paragraph" style:parent-style-name="Standard">
      <style:text-properties officeooo:rsid="000fa180" officeooo:paragraph-rsid="000fa180"/>
    </style:style>
    <style:style style:name="P5" style:family="paragraph" style:parent-style-name="Standard">
      <style:text-properties fo:color="#0000ff" officeooo:rsid="000fa180" officeooo:paragraph-rsid="000fa180"/>
    </style:style>
    <style:style style:name="P6" style:family="paragraph" style:parent-style-name="Standard">
      <style:text-properties officeooo:rsid="000fa180" officeooo:paragraph-rsid="000fa180"/>
    </style:style>
    <style:style style:name="T1" style:family="text">
      <style:text-properties officeooo:rsid="00036e2d"/>
    </style:style>
    <style:style style:name="T2" style:family="text">
      <style:text-properties officeooo:rsid="000db32f"/>
    </style:style>
    <style:style style:name="T3" style:family="text">
      <style:text-properties officeooo:rsid="00102d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命令行下维护数据库</text:p>
      <text:p text:style-name="Standard">jquery<text:span text:style-name="T1">ui文件</text:span></text:p>
      <text:p text:style-name="P1"><text:span text:style-name="T1">下载最新版本的skpye for ubuntu</text:span>13.10</text:p>
      <text:p text:style-name="P1">phpstorm的编码格式</text:p>
      <text:p text:style-name="P1">controller -&gt; view</text:p>
      <text:p text:style-name="P2"><text:bookmark-start text:name="__DdeLink__18_1244986177"/>g<text:bookmark-end text:name="__DdeLink__18_1244986177"/>et<text:span text:style-name="T2">Time</text:span></text:p>
      <text:p text:style-name="P3">getTimeZoneOffset()</text:p>
      <text:p text:style-name="P4">phpstorm的只读属性，用chow命令解锁</text:p>
      <text:p text:style-name="P4">升级数据库<text:span text:style-name="T3">：</text:span></text:p>
      <text:p text:style-name="P4"/>
      <text:p text:style-name="P4">ajax的error方法</text:p>
      <text:p text:style-name="P4">pull request 功能分开，需要写实现的思路</text:p>
      <text:p text:style-name="P4">数据库重定向到sql文件</text:p>
      <text:p text:style-name="P4">mysql -uroot :以管理员身份进入数据库</text:p>
      <text:p text:style-name="P4">mysql -uroot ecsite &gt; db.sql</text:p>
      <text:p text:style-name="P5">mysql -uroot database_name:</text:p>
      <text:p text:style-name="P5"><text:s text:c="3"/>&lt;=&gt;mysql -uroot</text:p>
      <text:p text:style-name="P5"><text:s text:c="11"/>use ecsite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5:32:55.732671593</meta:creation-date>
    <dc:date>2014-01-13T10:33:14.421767393</dc:date>
    <meta:editing-duration>PT13H17M7S</meta:editing-duration>
    <meta:editing-cycles>18</meta:editing-cycles>
    <meta:generator>LibreOffice/4.1.3.2$Linux_X86_64 LibreOffice_project/410m0$Build-2</meta:generator>
    <dc:creator>lyy </dc:creator>
    <meta:document-statistic meta:table-count="0" meta:image-count="0" meta:object-count="0" meta:page-count="1" meta:paragraph-count="17" meta:word-count="108" meta:character-count="303" meta:non-whitespace-character-count="273"/>
  </office:meta>
</office:document-meta>
</file>